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99FF99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283333333333cm"/>
    </style:style>
    <style:style style:name="co2" style:family="table-column">
      <style:table-column-properties fo:break-before="auto" style:column-width="1.92616666666667cm"/>
    </style:style>
    <style:style style:name="co3" style:family="table-column">
      <style:table-column-properties fo:break-before="auto" style:column-width="4.572cm"/>
    </style:style>
    <style:style style:name="co4" style:family="table-column">
      <style:table-column-properties fo:break-before="auto" style:column-width="12.0438333333333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8.76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8.2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ro8" style:family="table-row">
      <style:table-row-properties style:row-height="42.6pt" style:use-optimal-row-height="false" fo:break-before="auto"/>
    </style:style>
    <style:style style:name="ro9" style:family="table-row">
      <style:table-row-properties style:row-height="28.05pt" style:use-optimal-row-height="false" fo:break-before="auto"/>
    </style:style>
    <style:style style:name="ro10" style:family="table-row">
      <style:table-row-properties style:row-height="37.2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28.8pt" style:use-optimal-row-height="false" fo:break-before="auto"/>
    </style:style>
    <style:style style:name="ro13" style:family="table-row">
      <style:table-row-properties style:row-height="42.9pt" style:use-optimal-row-height="false" fo:break-before="auto"/>
    </style:style>
    <style:style style:name="ro14" style:family="table-row">
      <style:table-row-properties style:row-height="30.9pt" style:use-optimal-row-height="false" fo:break-before="auto"/>
    </style:style>
    <style:style style:name="ro15" style:family="table-row">
      <style:table-row-properties style:row-height="57.6pt" style:use-optimal-row-height="false" fo:break-before="auto"/>
    </style:style>
    <style:style style:name="ro16" style:family="table-row">
      <style:table-row-properties style:row-height="61.8pt" style:use-optimal-row-height="false" fo:break-before="auto"/>
    </style:style>
    <style:style style:name="ro17" style:family="table-row">
      <style:table-row-properties style:row-height="25.9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5" table:default-cell-style-name="ce1"/>
        <table:table-column table:style-name="co7" table:number-columns-repeated="1000" table:default-cell-style-name="ce1"/>
        <table:table-column table:style-name="co8" table:number-columns-repeated="15362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GESTION DU CATALOGU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/ id</text:p>
          </table:table-cell>
          <table:table-cell office:value-type="string" table:style-name="ce12">
            <text:p>Obtenir la description d'une catégorie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category/id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e catégories</text:p>
          </table:table-cell>
          <table:table-cell office:value-type="string" table:style-name="ce12">
            <text:p>Obtenir la liste des catégories de sandwich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categorie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 des sandwichs disponibles</text:p>
          </table:table-cell>
          <table:table-cell office:value-type="string" table:style-name="ce12">
            <text:p>Obtenir la liste des sandwichs du catalogue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sandwiches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un sandwich</text:p>
          </table:table-cell>
          <table:table-cell office:value-type="string" table:style-name="ce12">
            <text:p>Obtenir la description d'un sandwich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sandwich/{idSandwich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andwich par catégorie</text:p>
          </table:table-cell>
          <table:table-cell office:value-type="string" table:style-name="ce12">
            <text:p>obtenir la liste des sandwichs d'une catégorie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category/{idCategory}/sandwiches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filtrage des sandwichs</text:p>
          </table:table-cell>
          <table:table-cell office:value-type="string" table:style-name="ce12">
            <text:p>Obtenir la liste des sandwich avec filtrage sur le type de pain et/ou tarif max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sandwiches?type={breadType}?maxprice={maxPrice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gination des sanwichs</text:p>
          </table:table-cell>
          <table:table-cell office:value-type="string" table:style-name="ce12">
            <text:p>Obtenir la liste des sandwichs avec paginati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sandwiches?page={numPage}&amp;size={pageSize}</text:p>
          </table:table-cell>
          <table:table-cell table:number-columns-repeated="15" table:style-name="ce3"/>
          <table:table-cell table:number-columns-repeated="16362"/>
        </table:table-row>
        <table:table-row table:style-name="ro7">
          <table:table-cell table:number-columns-repeated="2" table:style-name="ce15"/>
          <table:table-cell table:number-columns-repeated="2" table:style-name="ce16"/>
          <table:table-cell table:style-name="ce15"/>
          <table:table-cell table:number-columns-repeated="2"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PRISE DE COMMANDES – mode non identifié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8">
          <table:table-cell office:value-type="float" office:value="101" table:style-name="ce11">
            <text:p>1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réer une commande</text:p>
          </table:table-cell>
          <table:table-cell office:value-type="string" table:style-name="ce12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OST</text:p>
          </table:table-cell>
          <table:table-cell office:value-type="string" table:style-name="ce14">
            <text:p>command/creation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02" table:style-name="ce11">
            <text:p>1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Modifier une commande</text:p>
          </table:table-cell>
          <table:table-cell office:value-type="string" table:style-name="ce12">
            <text:p>modifier une commande existante : date de livrais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4">
            <text:p>command/{idCommand}/modification</text:p>
          </table:table-cell>
          <table:table-cell table:number-columns-repeated="15" table:style-name="ce3"/>
          <table:table-cell table:number-columns-repeated="16362"/>
        </table:table-row>
        <table:table-row table:style-name="ro9">
          <table:table-cell office:value-type="float" office:value="103" table:style-name="ce11">
            <text:p>1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yer une commande</text:p>
          </table:table-cell>
          <table:table-cell office:value-type="string" table:style-name="ce12">
            <text:p>payer une commande en transmettant des coordonnées bancaires – (n°carte+date-expiration)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PUT</text:p>
          </table:table-cell>
          <table:table-cell office:value-type="string" table:style-name="ce14">
            <text:p>command/{idCommand}/payemen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état de la commande</text:p>
          </table:table-cell>
          <table:table-cell office:value-type="string" table:style-name="ce12">
            <text:p>obtenir la commande pour suivre son état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command/{idCommand}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05" table:style-name="ce11">
            <text:p>105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obtenir une facture</text:p>
          </table:table-cell>
          <table:table-cell office:value-type="string" table:style-name="ce12">
            <text:p>Obtenir une facture pour une commande payé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command/{idCommand}/getBill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7" table:style-name="ce18"/>
          <table:table-cell table:number-columns-repeated="16377" table:style-name="ce1"/>
        </table:table-row>
        <table:table-row table:style-name="ro3">
          <table:table-cell office:value-type="string" table:style-name="ce5">
            <text:p>SERVICE DE SUIVI de COMMANDES POINT DE VENT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0">
          <table:table-cell office:value-type="float" office:value="201" table:style-name="ce11">
            <text:p>2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 des commandes</text:p>
          </table:table-cell>
          <table:table-cell office:value-type="string" table:style-name="ce12">
            <text:p>liste des commandes, filtrées sur l'état , triée par date de livraison et ordre de création – permet au point de vente de planifier la préparation des commande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commands</text:p>
          </table:table-cell>
          <table:table-cell table:number-columns-repeated="15" table:style-name="ce3"/>
          <table:table-cell table:number-columns-repeated="16362"/>
        </table:table-row>
        <table:table-row table:style-name="ro11">
          <table:table-cell office:value-type="float" office:value="202" table:style-name="ce11">
            <text:p>2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détail d'une commande</text:p>
          </table:table-cell>
          <table:table-cell office:value-type="string" table:style-name="ce12">
            <text:p>accès au détail complet d'une commande, avec la liste des items sous la forme de ressources imbriqué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command/{idCommande}</text:p>
          </table:table-cell>
          <table:table-cell table:number-columns-repeated="15" table:style-name="ce3"/>
          <table:table-cell table:number-columns-repeated="16362"/>
        </table:table-row>
        <table:table-row table:style-name="ro12">
          <table:table-cell office:value-type="float" office:value="203" table:style-name="ce11">
            <text:p>2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hangement d'état d'une commande</text:p>
          </table:table-cell>
          <table:table-cell office:value-type="string" table:style-name="ce12">
            <text:p>changement de l'état d'une commande – vérification de la validité de la transiti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4">
            <text:p>command/{idCommande}/changeState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19"/>
          <table:table-cell table:number-columns-repeated="2" table:style-name="ce20"/>
          <table:table-cell table:style-name="ce19"/>
          <table:table-cell table:number-columns-repeated="2"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PRISE DE COMMANDES – mode identifié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3">
          <table:table-cell office:value-type="float" office:value="106" table:style-name="ce21">
            <text:p>106</text:p>
          </table:table-cell>
          <table:table-cell office:value-type="float" office:value="1" table:style-name="ce13">
            <text:p>1</text:p>
          </table:table-cell>
          <table:table-cell office:value-type="string" table:style-name="ce22">
            <text:p>s'authentifier pour passer en mode identifié</text:p>
          </table:table-cell>
          <table:table-cell office:value-type="string" table:style-name="ce23">
            <text:p>authentification http basic, retourne un token jwt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authentication</text:p>
          </table:table-cell>
          <table:table-cell table:number-columns-repeated="15" table:style-name="ce3"/>
          <table:table-cell table:number-columns-repeated="16362"/>
        </table:table-row>
        <table:table-row table:style-name="ro14">
          <table:table-cell office:value-type="float" office:value="107" table:style-name="ce11">
            <text:p>10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ccéder à ses données personnelles,</text:p>
          </table:table-cell>
          <table:table-cell office:value-type="string" table:style-name="ce12">
            <text:p>Accès aux données personnelles du client – profil + cumul d'achats fidélisés - <text:s/>le token jwt est nécessaire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user/{idUser}</text:p>
          </table:table-cell>
          <table:table-cell table:number-columns-repeated="15" table:style-name="ce3"/>
          <table:table-cell table:number-columns-repeated="16362"/>
        </table:table-row>
        <table:table-row table:style-name="ro11">
          <table:table-cell office:value-type="float" office:value="108" table:style-name="ce11">
            <text:p>108</text:p>
          </table:table-cell>
          <table:table-cell table:style-name="ce11"/>
          <table:table-cell office:value-type="string" table:style-name="ce12">
            <text:p>historique de commandes</text:p>
          </table:table-cell>
          <table:table-cell office:value-type="string" table:style-name="ce12">
            <text:p>accès à l'historique des commandes du client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user/{idUser}/commands</text:p>
          </table:table-cell>
          <table:table-cell table:number-columns-repeated="15" table:style-name="ce3"/>
          <table:table-cell table:number-columns-repeated="16362"/>
        </table:table-row>
        <table:table-row table:style-name="ro15">
          <table:table-cell office:value-type="string" table:style-name="ce11">
            <text:p>101-b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réer une commande en mode identifié</text:p>
          </table:table-cell>
          <table:table-cell office:value-type="string" table:style-name="ce12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4">
            <text:p>/user/newCommand</text:p>
          </table:table-cell>
          <table:table-cell table:number-columns-repeated="15" table:style-name="ce3"/>
          <table:table-cell table:number-columns-repeated="16362"/>
        </table:table-row>
        <table:table-row table:style-name="ro16">
          <table:table-cell office:value-type="string" table:style-name="ce11">
            <text:p>103-b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iement en mode identifié</text:p>
          </table:table-cell>
          <table:table-cell office:value-type="string" table:style-name="ce12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office:value-type="float" office:value="6" table:style-name="ce11">
            <text:p>6</text:p>
          </table:table-cell>
          <table:table-cell office:value-type="string" table:style-name="ce13">
            <text:p>PUT</text:p>
          </table:table-cell>
          <table:table-cell office:value-type="string" table:style-name="ce14">
            <text:p>/user/{idUser}/command/{idCommand}/payement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109" table:style-name="ce11">
            <text:p>109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créer son compte client</text:p>
          </table:table-cell>
          <table:table-cell office:value-type="string" table:style-name="ce12">
            <text:p>créer son compte client en transmettant ses credentials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4">
            <text:p>/accountCreation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19"/>
          <table:table-cell table:number-columns-repeated="2" table:style-name="ce20"/>
          <table:table-cell table:style-name="ce19"/>
          <table:table-cell table:number-columns-repeated="2"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GESTION du CATALOGU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table:number-columns-repeated="2" table:style-name="ce10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19"/>
          <table:table-cell table:number-columns-repeated="2" table:style-name="ce17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1" table:style-name="ce11">
            <text:p>3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r les sandwichs</text:p>
          </table:table-cell>
          <table:table-cell office:value-type="string" table:style-name="ce12">
            <text:p>lister les sandwichs <text:s/>disponibles par catégorie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category/{categoryId}/sandwichs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1">
            <text:p>30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upprimer un sandwich</text:p>
          </table:table-cell>
          <table:table-cell office:value-type="string" table:style-name="ce12">
            <text:p>supprimer 1 sandwich dans la list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DELETE</text:p>
          </table:table-cell>
          <table:table-cell office:value-type="string" table:style-name="ce14">
            <text:p>/sandwich/{idSandwichs}</text:p>
          </table:table-cell>
          <table:table-cell table:number-columns-repeated="15" table:style-name="ce3"/>
          <table:table-cell table:number-columns-repeated="16362"/>
        </table:table-row>
        <table:table-row table:style-name="ro17">
          <table:table-cell office:value-type="float" office:value="303" table:style-name="ce11">
            <text:p>3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un sandwich</text:p>
          </table:table-cell>
          <table:table-cell office:value-type="string" table:style-name="ce12">
            <text:p>ajouter un sandwich dans la liste, en indiquant sa catégorie – gérer le token csrf –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OST</text:p>
          </table:table-cell>
          <table:table-cell office:value-type="string" table:style-name="ce14">
            <text:p>/sandwich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304" table:style-name="ce11">
            <text:p>304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modifier 1 sandwich</text:p>
          </table:table-cell>
          <table:table-cell office:value-type="string" table:style-name="ce12">
            <text:p>modifier la description, le nom ou le prix <text:s/>d'un sandwich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4">
            <text:p>/sandwich/{idSandwich}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305" table:style-name="ce11">
            <text:p>30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'authentifier comme staff gestionnaire</text:p>
          </table:table-cell>
          <table:table-cell office:value-type="string" table:style-name="ce12">
            <text:p>identifiant + passwd – contrôle d'accès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4">
            <text:p>/authentification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2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2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2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25"/>
          <table:table-cell office:value-type="string" table:style-name="ce26">
            <text:p>TOTAL points :</text:p>
          </table:table-cell>
          <table:table-cell office:value-type="float" office:value="100" table:formula="of:=SUM([.E7:.E22])+SUM([.E25:.E27])+SUM([.E31:.E36])+SUM([.E41:.E45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18">
          <table:table-cell table:number-columns-repeated="16384"/>
        </table:table-row>
        <table:table-row table:number-rows-repeated="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tilisateur</meta:initial-creator>
    <dc:creator>Utilisateur Windows</dc:creator>
    <meta:creation-date>2019-01-22T16:59:29Z</meta:creation-date>
    <dc:date>2019-04-20T10:17:06Z</dc:date>
    <meta:editing-cycles>20</meta:editing-cycles>
    <meta:editing-duration>PT38878S</meta:editing-duration>
  </office:meta>
</office:document-meta>
</file>